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solid" draw:fill-color="#ffffff" fo:min-height="1.064cm"/>
    </style:style>
    <style:style style:name="gr2" style:family="graphic" style:parent-style-name="objectwithoutfill">
      <style:graphic-properties svg:stroke-width="0.152cm" draw:marker-start-width="0.427cm" draw:marker-end="Arrow" draw:marker-end-width="0.527cm" draw:fill="none" draw:textarea-vertical-align="middle" fo:padding-top="0.2cm" fo:padding-bottom="0.2cm" fo:padding-left="0.325cm" fo:padding-right="0.325cm"/>
    </style:style>
    <style:style style:name="gr3"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fo:min-height="1.228cm"/>
    </style:style>
    <style:style style:name="gr5" style:family="graphic" style:parent-style-name="standard">
      <style:graphic-properties draw:stroke="none" svg:stroke-color="#000000" draw:fill="solid" draw:fill-color="#ffffff" fo:min-height="0.937cm"/>
    </style:style>
    <style:style style:name="gr6"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7" style:family="graphic" style:parent-style-name="standard">
      <style:graphic-properties draw:stroke="none" svg:stroke-width="0.035cm" draw:stroke-linejoin="miter" draw:fill="solid" draw:fill-color="#ffffff"/>
    </style:style>
    <style:style style:name="gr8" style:family="graphic" style:parent-style-name="standard">
      <style:graphic-properties draw:stroke="none" svg:stroke-width="0.035cm" draw:stroke-linejoin="miter" draw:fill="solid" draw:fill-color="#000000"/>
    </style:style>
    <style:style style:name="gr9" style:family="graphic" style:parent-style-name="standard">
      <style:graphic-properties draw:stroke="none" svg:stroke-color="#000000" draw:fill="none" draw:fill-color="#ffffff" fo:min-height="1.147cm"/>
    </style:style>
    <style:style style:name="gr10" style:family="graphic" style:parent-style-name="standard">
      <style:graphic-properties draw:stroke="none" svg:stroke-color="#000000" draw:fill="none" draw:fill-color="#ffffff" fo:min-height="0.937cm"/>
    </style:style>
    <style:style style:name="P1" style:family="paragraph">
      <style:text-properties style:font-name="Times New Roman" fo:font-size="24pt" fo:font-weight="bold" style:font-size-asian="24pt" style:font-weight-asian="bold" style:font-size-complex="24pt" style:font-weight-complex="bold"/>
    </style:style>
    <style:style style:name="P2" style:family="paragraph">
      <style:paragraph-properties fo:text-align="center"/>
    </style:style>
    <style:style style:name="T1" style:family="text">
      <style:text-properties style:font-name="Times New Roman"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5.261cm" svg:height="1.314cm" svg:x="10.109cm" svg:y="7.086cm">
          <draw:text-box>
            <text:p><text:span text:style-name="T1">Reflectivity</text:span></text:p>
          </draw:text-box>
        </draw:frame>
        <draw:line draw:style-name="gr2" draw:text-style-name="P2" draw:layer="layout" svg:x1="3.202cm" svg:y1="8.781cm" svg:x2="3.202cm" svg:y2="1.542cm">
          <text:p/>
        </draw:line>
        <draw:line draw:style-name="gr2" draw:text-style-name="P2" draw:layer="layout" svg:x1="3.202cm" svg:y1="8.654cm" svg:x2="17.807cm" svg:y2="8.654cm">
          <text:p/>
        </draw:line>
        <draw:line draw:style-name="gr3" draw:text-style-name="P2" draw:layer="layout" svg:x1="5.861cm" svg:y1="8.654cm" svg:x2="5.861cm" svg:y2="8.146cm">
          <text:p/>
        </draw:line>
        <draw:line draw:style-name="gr3" draw:text-style-name="P2" draw:layer="layout" svg:x1="9.801cm" svg:y1="8.654cm" svg:x2="9.801cm" svg:y2="8.146cm">
          <text:p/>
        </draw:line>
        <draw:line draw:style-name="gr3" draw:text-style-name="P2" draw:layer="layout" svg:x1="15.081cm" svg:y1="8.654cm" svg:x2="15.081cm" svg:y2="8.146cm">
          <text:p/>
        </draw:line>
        <draw:frame draw:style-name="gr4" draw:text-style-name="P1" draw:layer="layout" svg:width="4.318cm" svg:height="1.478cm" svg:x="2.37cm" svg:y="-0.063cm">
          <draw:text-box>
            <text:p><text:span text:style-name="T1">Accuracy</text:span></text:p>
          </draw:text-box>
        </draw:frame>
        <draw:frame draw:style-name="gr5" draw:text-style-name="P1" draw:layer="layout" svg:width="3.61cm" svg:height="1.187cm" svg:x="0.919cm" svg:y="5.054cm">
          <draw:text-box>
            <text:p><text:span text:style-name="T1">Velocity</text:span></text:p>
          </draw:text-box>
        </draw:frame>
        <draw:path draw:style-name="gr3" draw:text-style-name="P2" draw:layer="layout" svg:width="12.51cm" svg:height="4.341cm" svg:x="3.238cm" svg:y="3.986cm" svg:viewBox="0 0 12511 4342" svg:d="M0 13c393-33 788-3 1171 75 437 89 861 478 907 945 42 421 311 767 378 1172 70 425 337 755 492 1134 174 426 562 678 983 869 421 192 783 140 1171 76 499-81 756-547 1134-870 330-282 366-797 643-1134 285-346 588-804 1134-793 391 9 786 51 1134 226 376 189 752 386 1134 567 413 197 769 498 1209 643l378 151 378 151 265 38">
          <text:p/>
        </draw:path>
        <draw:path draw:style-name="gr6" draw:text-style-name="P2" draw:layer="layout" svg:width="13.056cm" svg:height="1.851cm" draw:transform="rotate (-0.111352006277239) translate (3.36317772484854cm 3.81408995904246cm)" svg:viewBox="0 0 13057 1852" svg:d="M0 110c393 22 784-28 1169-93 414-70 771 91 1160 174 503 108 810 590 1170 934 327 314 704 645 1181 705 377 48 776 28 1123-164 381-210 714-502 1102-693 363-180 646-429 1085-502 381-64 747-210 1122-164 420 52 794 291 1190 438 429 158 853 332 1303 425 410 84 809 213 1215 321l237 87">
          <text:p/>
        </draw:path>
        <draw:g>
          <svg:title>TexMaths</svg:title>
          <svg:desc>24§display§\bf{2}§svg§600§FALSE§</svg:desc>
          <draw:polygon draw:style-name="gr7" draw:layer="layout" svg:width="0.484cm" svg:height="0.544cm" svg:x="5.568cm" svg:y="8.998cm" svg:viewBox="0 0 485 545" draw:points="243,545 0,545 0,0 485,0 485,545">
            <text:p/>
          </draw:polygon>
          <draw:path draw:style-name="gr8" draw:layer="layout" svg:width="0.39cm" svg:height="0.554cm" svg:x="5.616cm" svg:y="8.986cm" svg:viewBox="0 0 391 555" svg:d="M391 367h-40c-3 17-10 70-22 77-10 5-74 5-86 5h-125c38-34 84-70 122-98 96-70 151-111 151-190 0-99-88-161-209-161-103 0-182 53-182 130 0 48 41 62 60 62 29 0 62-19 62-62 0-44-36-58-48-60 24-22 56-29 87-29 74 0 113 57 113 120 0 57-34 115-92 175l-170 175c-12 10-12 12-12 29v15h365z">
            <text:p/>
          </draw:path>
        </draw:g>
        <draw:g>
          <svg:title>TexMaths</svg:title>
          <svg:desc>24§display§\bf{10}§svg§600§FALSE§</svg:desc>
          <draw:polygon draw:style-name="gr7" draw:layer="layout" svg:width="0.969cm" svg:height="0.544cm" svg:x="9.274cm" svg:y="9.047cm" svg:viewBox="0 0 970 545" draw:points="485,545 0,545 0,0 970,0 970,545">
            <text:p/>
          </draw:polygon>
          <draw:path draw:style-name="gr8" draw:layer="layout" svg:width="0.347cm" svg:height="0.553cm" svg:x="9.346cm" svg:y="9.035cm" svg:viewBox="0 0 348 554" svg:d="M228 26c0-16 0-26-22-26-9 0-12 0-19 5-65 50-151 50-170 50h-17v39h17c14 0 60 0 110-17v439h-117v38c36-2 127-2 168-2 43 0 132 0 170 2v-38h-120z">
            <text:p/>
          </draw:path>
          <draw:path draw:style-name="gr8" draw:layer="layout" svg:width="0.41cm" svg:height="0.563cm" svg:x="9.795cm" svg:y="9.035cm" svg:viewBox="0 0 411 564" svg:d="M411 286c0-84 0-286-205-286-206 0-206 202-206 286s0 278 206 278c202 0 205-194 205-278zM206 533c-31 0-79-17-91-79-7-46-7-132-7-180 0-60 0-116 7-159 10-77 70-84 91-84 32 0 65 15 82 53 15 31 15 120 15 190 0 48 0 124-8 170-12 77-65 89-89 89z">
            <text:p/>
          </draw:path>
        </draw:g>
        <draw:g>
          <svg:title>TexMaths</svg:title>
          <svg:desc>24§display§\bf{100}§svg§600§FALSE§</svg:desc>
          <draw:polygon draw:style-name="gr7" draw:layer="layout" svg:width="1.451cm" svg:height="0.544cm" svg:x="14.38cm" svg:y="9.047cm" svg:viewBox="0 0 1452 545" draw:points="727,545 0,545 0,0 1452,0 1452,545">
            <text:p/>
          </draw:polygon>
          <draw:path draw:style-name="gr8" draw:layer="layout" svg:width="0.347cm" svg:height="0.553cm" svg:x="14.452cm" svg:y="9.035cm" svg:viewBox="0 0 348 554" svg:d="M228 26c0-16 0-26-22-26-9 0-12 0-19 5-65 50-151 50-170 50h-17v39h17c14 0 60 0 110-17v439h-117v38c36-2 127-2 168-2 43 0 132 0 170 2v-38h-120z">
            <text:p/>
          </draw:path>
          <draw:path draw:style-name="gr8" draw:layer="layout" svg:width="0.409cm" svg:height="0.563cm" svg:x="14.901cm" svg:y="9.035cm" svg:viewBox="0 0 410 564" svg:d="M410 286c0-84 0-286-204-286-206 0-206 202-206 286s0 278 206 278c202 0 204-194 204-278zM206 533c-31 0-79-17-91-79-7-46-7-132-7-180 0-60 0-116 7-159 10-77 70-84 91-84 32 0 65 15 82 53 14 31 14 120 14 190 0 48 0 124-7 170-12 77-65 89-89 89z">
            <text:p/>
          </draw:path>
          <draw:path draw:style-name="gr8" draw:layer="layout" svg:width="0.409cm" svg:height="0.563cm" svg:x="15.383cm" svg:y="9.035cm" svg:viewBox="0 0 410 564" svg:d="M410 286c0-84 0-286-204-286-206 0-206 202-206 286s0 278 206 278c202 0 204-194 204-278zM206 533c-31 0-79-17-91-79-7-46-7-132-7-180 0-60 0-116 7-159 10-77 70-84 91-84 32 0 65 15 82 53 14 31 14 120 14 190 0 48 0 124-7 170-12 77-65 89-89 89z">
            <text:p/>
          </draw:path>
        </draw:g>
        <draw:frame draw:style-name="gr9" draw:text-style-name="P1" draw:layer="layout" svg:width="1.651cm" svg:height="1.397cm" svg:x="16.721cm" svg:y="8.908cm">
          <draw:text-box>
            <text:p><text:span text:style-name="T1">Hz</text:span></text:p>
          </draw:text-box>
        </draw:frame>
        <draw:line draw:style-name="gr3" draw:text-style-name="P2" draw:layer="layout" svg:x1="3.259cm" svg:y1="3.574cm" svg:x2="7.069cm" svg:y2="3.574cm">
          <text:p/>
        </draw:line>
        <draw:frame draw:style-name="gr10" draw:text-style-name="P1" draw:layer="layout" svg:width="3.048cm" svg:height="1.187cm" svg:x="5.464cm" svg:y="2.377cm">
          <draw:text-box>
            <text:p><text:span text:style-name="T1">10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Arial Unicode MS" style:font-size-asian="24pt" style:language-asian="zh" style:country-asian="CN" style:font-name-complex="Arial Unicode M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9.05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wangtf </meta:initial-creator>
    <meta:creation-date>2017-03-16T09:56:51.549103561</meta:creation-date>
    <dc:date>2017-03-16T10:29:08.318753742</dc:date>
    <meta:editing-duration>PT40S</meta:editing-duration>
    <meta:editing-cycles>2</meta:editing-cycles>
    <meta:generator>LibreOffice/4.3.7.2$Linux_X86_64 LibreOffice_project/430$Build-2</meta:generator>
    <meta:document-statistic meta:object-count="25"/>
  </office:meta>
</office:document-meta>
</file>